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T1_4" style:family="text">
      <style:text-properties fo:font-size="18pt" style:font-size-asian="18pt" style:font-size-complex="18pt" fo:font-weight="bold" style:font-weight-asian="bold" style:font-weight-complex="bold"/>
    </style:style>
    <style:style style:name="T1_5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font-size="18pt" style:font-size-asian="18pt" style:font-size-complex="18pt" fo:font-weight="bold" style:font-weight-asian="bold" style:font-weight-complex="bold"/>
    </style:style>
    <style:style style:name="T2_2" style:family="text">
      <style:text-properties fo:font-size="18pt" style:font-size-asian="18pt" style:font-size-complex="18pt" fo:font-weight="bold" style:font-weight-asian="bold" style:font-weight-complex="bold"/>
    </style:style>
    <style:style style:name="T2_3" style:family="text">
      <style:text-properties fo:font-size="18pt" style:font-size-asian="18pt" style:font-size-complex="18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" style:family="paragraph" style:parent-style-name="Heading_20_1">
      <style:paragraph-properties fo:break-before="page" fo:line-height="115%" fo:margin-top="0.353cm" style:writing-mode="lr-tb"/>
    </style:style>
    <style:style style:name="T4_1" style:family="text"/>
    <style:style style:name="P5" style:family="paragraph" style:parent-style-name="Heading_20_2">
      <style:paragraph-properties fo:break-before="auto" fo:line-height="115%" fo:margin-top="0.353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>
      <style:text-properties fo:font-weight="bold" style:font-weight-asian="bold" style:font-weight-complex="bold"/>
    </style:style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P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" style:family="paragraph" style:parent-style-name="Heading_20_2">
      <style:paragraph-properties fo:break-before="auto" fo:line-height="115%" fo:margin-top="0.353cm" style:writing-mode="lr-tb"/>
    </style:style>
    <style:style style:name="T8_1" style:family="text"/>
    <style:style style:name="T8_2" style:family="text"/>
    <style:style style:name="P9" style:family="paragraph" style:parent-style-name="Heading_20_3">
      <style:paragraph-properties fo:break-before="auto" fo:line-height="115%" fo:margin-top="0.282cm" style:writing-mode="lr-tb"/>
    </style:style>
    <style:style style:name="T9_1" style:family="text"/>
    <style:style style:name="T9_2" style:family="text"/>
    <style:style style:name="P10" style:family="paragraph" style:parent-style-name="Standard">
      <style:paragraph-properties fo:text-align="justify" fo:break-before="auto" fo:text-indent="1.27cm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P11" style:family="paragraph" style:parent-style-name="Standard">
      <style:paragraph-properties fo:text-align="justify" fo:break-before="auto" fo:text-indent="1.27cm" fo:line-height="115%" style:writing-mode="lr-tb"/>
    </style:style>
    <style:style style:name="P12" style:family="paragraph" style:parent-style-name="Heading_20_3">
      <style:paragraph-properties fo:text-align="justify" fo:break-before="auto" fo:line-height="115%" style:writing-mode="lr-tb"/>
    </style:style>
    <style:style style:name="T12_1" style:family="text"/>
    <style:style style:name="T12_2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P14" style:family="paragraph" style:parent-style-name="Standard">
      <style:paragraph-properties fo:text-align="justify" fo:break-before="auto" fo:text-indent="1.27cm" fo:line-height="115%" style:writing-mode="lr-tb"/>
    </style:style>
    <style:style style:name="P15" style:family="paragraph" style:parent-style-name="Heading_20_3">
      <style:paragraph-properties fo:text-align="justify" fo:break-before="auto" fo:line-height="115%" fo:margin-top="0.282cm" style:writing-mode="lr-tb"/>
    </style:style>
    <style:style style:name="T15_1" style:family="text"/>
    <style:style style:name="T15_2" style:family="text"/>
    <style:style style:name="P16" style:family="paragraph" style:parent-style-name="Standard">
      <style:paragraph-properties fo:text-align="justify" fo:break-before="auto" fo:text-indent="1.27cm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P17" style:family="paragraph" style:parent-style-name="Heading_20_1">
      <style:paragraph-properties fo:break-before="auto" fo:line-height="115%" fo:margin-top="0.353cm" style:writing-mode="lr-tb"/>
    </style:style>
    <style:style style:name="P18" style:family="paragraph" style:parent-style-name="Heading_20_1">
      <style:paragraph-properties fo:text-align="justify" fo:break-before="page" fo:line-height="115%" fo:margin-top="0.353cm" style:writing-mode="lr-tb"/>
    </style:style>
    <style:style style:name="T18_1" style:family="text"/>
    <style:style style:name="P19" style:family="paragraph" style:parent-style-name="Heading_20_2">
      <style:paragraph-properties fo:text-align="justify" fo:break-before="auto" fo:line-height="115%" fo:margin-top="0.353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P20" style:family="paragraph" style:parent-style-name="Standard">
      <style:paragraph-properties fo:text-align="justify"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P21" style:family="paragraph" style:parent-style-name="Heading_20_2">
      <style:paragraph-properties fo:text-align="justify" fo:break-before="auto" fo:line-height="115%" fo:margin-top="0.353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P23" style:family="paragraph" style:parent-style-name="Heading_20_3">
      <style:paragraph-properties fo:text-align="justify" fo:break-before="auto" fo:line-height="115%" fo:margin-top="0.282cm" style:writing-mode="lr-tb"/>
    </style:style>
    <style:style style:name="T23_1" style:family="text"/>
    <style:style style:name="T23_2" style:family="text"/>
    <style:style style:name="P24" style:family="paragraph" style:parent-style-name="Standard">
      <style:paragraph-properties fo:break-before="auto" fo:text-indent="0cm" fo:line-height="115%" fo:margin-left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P25" style:family="paragraph" style:parent-style-name="Heading_20_3">
      <style:paragraph-properties fo:break-before="auto" fo:line-height="115%" fo:margin-top="0.282cm" style:writing-mode="lr-tb"/>
    </style:style>
    <style:style style:name="T25_1" style:family="text"/>
    <style:style style:name="T25_2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P27" style:family="paragraph" style:parent-style-name="Heading_20_3">
      <style:paragraph-properties fo:break-before="auto" fo:line-height="115%" fo:margin-top="0.282cm" style:writing-mode="lr-tb"/>
    </style:style>
    <style:style style:name="T27_1" style:family="text"/>
    <style:style style:name="T27_2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P29" style:family="paragraph" style:parent-style-name="Heading_20_3">
      <style:paragraph-properties fo:break-before="auto" fo:line-height="115%" fo:margin-top="0.282cm" style:writing-mode="lr-tb"/>
    </style:style>
    <style:style style:name="T29_1" style:family="text"/>
    <style:style style:name="T29_2" style:family="text"/>
    <style:style style:name="P30" style:family="paragraph" style:parent-style-name="Standard">
      <style:paragraph-properties fo:text-align="justify"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P31" style:family="paragraph" style:parent-style-name="Standard">
      <style:paragraph-properties fo:text-align="justify"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P32" style:family="paragraph" style:parent-style-name="Standard">
      <style:paragraph-properties fo:text-align="justify"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P33" style:family="paragraph" style:parent-style-name="Standard">
      <style:paragraph-properties fo:text-align="justify"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P34" style:family="paragraph" style:parent-style-name="Standard">
      <style:paragraph-properties fo:text-align="justify"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P35" style:family="paragraph" style:parent-style-name="Heading_20_2">
      <style:paragraph-properties fo:text-align="justify" fo:break-before="auto" fo:text-indent="1.27cm" fo:line-height="115%" fo:margin-top="0.353cm" style:writing-mode="lr-tb"/>
    </style:style>
    <style:style style:name="T35_1" style:family="text"/>
    <style:style style:name="T35_2" style:family="text"/>
    <style:style style:name="T35_3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Heading_20_1">
      <style:paragraph-properties fo:text-align="justify" fo:break-before="auto" fo:line-height="115%" fo:margin-top="0.353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P40" style:family="paragraph" style:parent-style-name="Heading_20_2">
      <style:paragraph-properties fo:text-align="justify" fo:break-before="auto" fo:line-height="115%" fo:margin-top="0.353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P41" style:family="paragraph" style:parent-style-name="Standard">
      <style:paragraph-properties fo:text-align="justify"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P42" style:family="paragraph" style:parent-style-name="Heading_20_2">
      <style:paragraph-properties fo:text-align="justify" fo:break-before="auto" fo:line-height="115%" fo:margin-top="0.353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47_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P48" style:family="paragraph" style:parent-style-name="Standard">
      <style:paragraph-properties fo:break-before="auto" fo:line-height="115%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P5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Site</text:span><text:span text:style-name="T1_2"><text:s/></text:span><text:span text:style-name="T1_3">et</text:span><text:span text:style-name="T1_4"><text:s/></text:span><text:span text:style-name="T1_5">application</text:span></text:p>
      <text:p text:style-name="P2"><text:span text:style-name="T2_1">Spécification</text:span><text:span text:style-name="T2_2"><text:s/></text:span><text:span text:style-name="T2_3">Fonctionnelle</text:span></text:p>
      <text:p text:style-name="P3"/>
      <text:h text:style-name="P4" text:outline-level="10"><text:bookmark-start text:name="h.3c12jg51m43u"/><text:bookmark-end text:name="h.3c12jg51m43u"/><text:span text:style-name="T4_1">Introduction</text:span></text:h>
      <text:h text:style-name="P5" text:outline-level="10"><text:bookmark-start text:name="h.ghw7i8skmcbc"/><text:bookmark-end text:name="h.ghw7i8skmcbc"/><text:span text:style-name="T5_1"><text:tab/></text:span><text:span text:style-name="T5_2">Objet</text:span><text:span text:style-name="T5_3"><text:s/></text:span><text:span text:style-name="T5_4">du</text:span><text:span text:style-name="T5_5"><text:s/></text:span><text:span text:style-name="T5_6">document</text:span></text:h>
      <text:p text:style-name="P6"><text:span text:style-name="T6_1"><text:tab/></text:span><text:span text:style-name="T6_2">Ce</text:span><text:span text:style-name="T6_3"><text:s/></text:span><text:span text:style-name="T6_4">document</text:span><text:span text:style-name="T6_5"><text:s/></text:span><text:span text:style-name="T6_6">décrit</text:span><text:span text:style-name="T6_7"><text:s/></text:span><text:span text:style-name="T6_8">les</text:span><text:span text:style-name="T6_9"><text:s/></text:span><text:span text:style-name="T6_10">spécifications</text:span><text:span text:style-name="T6_11"><text:s/></text:span><text:span text:style-name="T6_12">fonctionnelles</text:span><text:span text:style-name="T6_13"><text:s/></text:span><text:span text:style-name="T6_14">nécessaires</text:span><text:span text:style-name="T6_15"><text:s/></text:span><text:span text:style-name="T6_16">à</text:span><text:span text:style-name="T6_17"><text:s/></text:span><text:span text:style-name="T6_18">la</text:span><text:span text:style-name="T6_19"><text:s/></text:span><text:span text:style-name="T6_20">réalisation</text:span><text:span text:style-name="T6_21"><text:s/></text:span><text:span text:style-name="T6_22">et</text:span><text:span text:style-name="T6_23"><text:s/></text:span><text:span text:style-name="T6_24">à</text:span><text:span text:style-name="T6_25"><text:s/></text:span><text:span text:style-name="T6_26">la</text:span><text:span text:style-name="T6_27"><text:s/></text:span><text:span text:style-name="T6_28">mise</text:span><text:span text:style-name="T6_29"><text:s/></text:span><text:span text:style-name="T6_30">en</text:span><text:span text:style-name="T6_31"><text:s/></text:span><text:span text:style-name="T6_32">œuvre</text:span><text:span text:style-name="T6_33"><text:s/></text:span><text:span text:style-name="T6_34">du</text:span><text:span text:style-name="T6_35"><text:s/></text:span><text:span text:style-name="T6_36">site</text:span><text:span text:style-name="T6_37"><text:s/></text:span><text:span text:style-name="T6_38">et</text:span><text:span text:style-name="T6_39"><text:s/></text:span><text:span text:style-name="T6_40">de</text:span><text:span text:style-name="T6_41"><text:s/></text:span><text:span text:style-name="T6_42">l</text:span><text:span text:style-name="T6_43">’</text:span><text:span text:style-name="T6_44">application</text:span></text:p>
      <text:p text:style-name="P7"/>
      <text:h text:style-name="P8" text:outline-level="10"><text:bookmark-start text:name="h.u9mxxted0zbj"/><text:bookmark-end text:name="h.u9mxxted0zbj"/><text:span text:style-name="T8_1"><text:tab/></text:span><text:span text:style-name="T8_2">Contexte</text:span></text:h>
      <text:h text:style-name="P9" text:outline-level="10"><text:bookmark-start text:name="h.ee663hr643z2"/><text:bookmark-end text:name="h.ee663hr643z2"/><text:span text:style-name="T9_1"><text:tab/><text:tab/></text:span><text:span text:style-name="T9_2">Besoin</text:span></text:h>
      <text:p text:style-name="P10"><text:span text:style-name="T10_1">Dans</text:span><text:span text:style-name="T10_2"><text:s/></text:span><text:span text:style-name="T10_3">le</text:span><text:span text:style-name="T10_4"><text:s/></text:span><text:span text:style-name="T10_5">cadre</text:span><text:span text:style-name="T10_6"><text:s/></text:span><text:span text:style-name="T10_7">de</text:span><text:span text:style-name="T10_8"><text:s/></text:span><text:span text:style-name="T10_9">l</text:span><text:span text:style-name="T10_10">’</text:span><text:span text:style-name="T10_11">événement</text:span><text:span text:style-name="T10_12"><text:s/>“</text:span><text:span text:style-name="T10_13">La</text:span><text:span text:style-name="T10_14"><text:s/></text:span><text:span text:style-name="T10_15">Nuit</text:span><text:span text:style-name="T10_16"><text:s/></text:span><text:span text:style-name="T10_17">de</text:span><text:span text:style-name="T10_18"><text:s/></text:span><text:span text:style-name="T10_19">l</text:span><text:span text:style-name="T10_20">’</text:span><text:span text:style-name="T10_21">Info</text:span><text:span text:style-name="T10_22">”,<text:s/></text:span><text:span text:style-name="T10_23">ce</text:span><text:span text:style-name="T10_24"><text:s/></text:span><text:span text:style-name="T10_25">projet</text:span><text:span text:style-name="T10_26"><text:s/></text:span><text:span text:style-name="T10_27">concernera</text:span><text:span text:style-name="T10_28"><text:s/></text:span><text:span text:style-name="T10_29">la</text:span><text:span text:style-name="T10_30"><text:s/></text:span><text:span text:style-name="T10_31">réalisation</text:span><text:span text:style-name="T10_32"><text:s/></text:span><text:span text:style-name="T10_33">d</text:span><text:span text:style-name="T10_34">’</text:span><text:span text:style-name="T10_35">une</text:span><text:span text:style-name="T10_36"><text:s/></text:span><text:span text:style-name="T10_37">solution</text:span><text:span text:style-name="T10_38"><text:s/></text:span><text:span text:style-name="T10_39">Y</text:span><text:span text:style-name="T10_40">-</text:span><text:span text:style-name="T10_41">commmerce</text:span><text:span text:style-name="T10_42">.</text:span></text:p>
      <text:p text:style-name="P11"/>
      <text:h text:style-name="P12" text:outline-level="10"><text:bookmark-start text:name="h.dhn3y7p01wqm"/><text:bookmark-end text:name="h.dhn3y7p01wqm"/><text:span text:style-name="T12_1"><text:tab/><text:tab/></text:span><text:span text:style-name="T12_2">Projet</text:span></text:h>
      <text:p text:style-name="P13"><text:span text:style-name="T13_1"><text:tab/></text:span><text:span text:style-name="T13_2">Dans</text:span><text:span text:style-name="T13_3"><text:s/></text:span><text:span text:style-name="T13_4">le</text:span><text:span text:style-name="T13_5"><text:s/></text:span><text:span text:style-name="T13_6">cadre</text:span><text:span text:style-name="T13_7"><text:s/></text:span><text:span text:style-name="T13_8">du</text:span><text:span text:style-name="T13_9"><text:s/></text:span><text:span text:style-name="T13_10">Y</text:span><text:span text:style-name="T13_11">-</text:span><text:span text:style-name="T13_12">commerce</text:span><text:span text:style-name="T13_13">,<text:s/></text:span><text:span text:style-name="T13_14">et</text:span><text:span text:style-name="T13_15"><text:s/></text:span><text:span text:style-name="T13_16">afin</text:span><text:span text:style-name="T13_17"><text:s/></text:span><text:span text:style-name="T13_18">de</text:span><text:span text:style-name="T13_19"><text:s/></text:span><text:span text:style-name="T13_20">mettre</text:span><text:span text:style-name="T13_21"><text:s/></text:span><text:span text:style-name="T13_22">en</text:span><text:span text:style-name="T13_23"><text:s/></text:span><text:span text:style-name="T13_24">avant</text:span><text:span text:style-name="T13_25"><text:s/></text:span><text:span text:style-name="T13_26">le</text:span><text:span text:style-name="T13_27"><text:s/></text:span><text:span text:style-name="T13_28">consommateur</text:span><text:span text:style-name="T13_29"><text:s/></text:span><text:span text:style-name="T13_30">par</text:span><text:span text:style-name="T13_31"><text:s/></text:span><text:span text:style-name="T13_32">rapport</text:span><text:span text:style-name="T13_33"><text:s/></text:span><text:span text:style-name="T13_34">au</text:span><text:span text:style-name="T13_35"><text:s/></text:span><text:span text:style-name="T13_36">produit</text:span><text:span text:style-name="T13_37">,<text:s/></text:span><text:span text:style-name="T13_38">Y</text:span><text:span text:style-name="T13_39">-</text:span><text:span text:style-name="T13_40">share</text:span><text:span text:style-name="T13_41"><text:s/></text:span><text:span text:style-name="T13_42">permet</text:span><text:span text:style-name="T13_43"><text:s/></text:span><text:span text:style-name="T13_44">à</text:span><text:span text:style-name="T13_45"><text:s/></text:span><text:span text:style-name="T13_46">l</text:span><text:span text:style-name="T13_47">’</text:span><text:span text:style-name="T13_48">utilisateur</text:span><text:span text:style-name="T13_49"><text:s/></text:span><text:span text:style-name="T13_50">de</text:span><text:span text:style-name="T13_51"><text:s/></text:span><text:span text:style-name="T13_52">donner</text:span><text:span text:style-name="T13_53"><text:s/></text:span><text:span text:style-name="T13_54">une</text:span><text:span text:style-name="T13_55"><text:s/></text:span><text:span text:style-name="T13_56">dimension</text:span><text:span text:style-name="T13_57"><text:s/></text:span><text:span text:style-name="T13_58">sociale</text:span><text:span text:style-name="T13_59"><text:s/></text:span><text:span text:style-name="T13_60">à</text:span><text:span text:style-name="T13_61"><text:s/></text:span><text:span text:style-name="T13_62">sa</text:span><text:span text:style-name="T13_63"><text:s/></text:span><text:span text:style-name="T13_64">consommation</text:span><text:span text:style-name="T13_65">.<text:s/></text:span><text:span text:style-name="T13_66">En</text:span><text:span text:style-name="T13_67"><text:s/></text:span><text:span text:style-name="T13_68">effet</text:span><text:span text:style-name="T13_69">,<text:s/></text:span><text:span text:style-name="T13_70">Y</text:span><text:span text:style-name="T13_71">-</text:span><text:span text:style-name="T13_72">share</text:span><text:span text:style-name="T13_73"><text:s/></text:span><text:span text:style-name="T13_74">liera</text:span><text:span text:style-name="T13_75"><text:s/></text:span><text:span text:style-name="T13_76">étroitement</text:span><text:span text:style-name="T13_77"><text:s/></text:span><text:span text:style-name="T13_78">sa</text:span><text:span text:style-name="T13_79"><text:s/></text:span><text:span text:style-name="T13_80">recherche</text:span><text:span text:style-name="T13_81"><text:s/></text:span><text:span text:style-name="T13_82">de</text:span><text:span text:style-name="T13_83"><text:s/></text:span><text:span text:style-name="T13_84">produit</text:span><text:span text:style-name="T13_85"><text:s/></text:span><text:span text:style-name="T13_86">avec</text:span><text:span text:style-name="T13_87"><text:s/></text:span><text:span text:style-name="T13_88">des</text:span><text:span text:style-name="T13_89"><text:s/></text:span><text:span text:style-name="T13_90">événements</text:span><text:span text:style-name="T13_91"><text:s/></text:span><text:span text:style-name="T13_92">proposés</text:span><text:span text:style-name="T13_93"><text:s/></text:span><text:span text:style-name="T13_94">par</text:span><text:span text:style-name="T13_95"><text:s/></text:span><text:span text:style-name="T13_96">d</text:span><text:span text:style-name="T13_97">’</text:span><text:span text:style-name="T13_98">autres</text:span><text:span text:style-name="T13_99"><text:s/></text:span><text:span text:style-name="T13_100">particuliers</text:span><text:span text:style-name="T13_101"><text:s/></text:span><text:span text:style-name="T13_102">ou</text:span><text:span text:style-name="T13_103"><text:s/></text:span><text:span text:style-name="T13_104">commerces</text:span><text:span text:style-name="T13_105">.</text:span></text:p>
      <text:p text:style-name="P14"/>
      <text:h text:style-name="P15" text:outline-level="10"><text:bookmark-start text:name="h.yskzxzrz1dlp"/><text:bookmark-end text:name="h.yskzxzrz1dlp"/><text:span text:style-name="T15_1"><text:tab/><text:tab/></text:span><text:span text:style-name="T15_2">Délais</text:span></text:h>
      <text:p text:style-name="P16"><text:span text:style-name="T16_1">La</text:span><text:span text:style-name="T16_2"><text:s/></text:span><text:span text:style-name="T16_3">réalisation</text:span><text:span text:style-name="T16_4"><text:s/></text:span><text:span text:style-name="T16_5">et</text:span><text:span text:style-name="T16_6"><text:s/></text:span><text:span text:style-name="T16_7">le</text:span><text:span text:style-name="T16_8"><text:s/></text:span><text:span text:style-name="T16_9">développement</text:span><text:span text:style-name="T16_10"><text:s/></text:span><text:span text:style-name="T16_11">sont</text:span><text:span text:style-name="T16_12"><text:s/></text:span><text:span text:style-name="T16_13">soumis</text:span><text:span text:style-name="T16_14"><text:s/></text:span><text:span text:style-name="T16_15">à</text:span><text:span text:style-name="T16_16"><text:s/></text:span><text:span text:style-name="T16_17">délais</text:span><text:span text:style-name="T16_18"><text:s/></text:span><text:span text:style-name="T16_19">et</text:span><text:span text:style-name="T16_20"><text:s/></text:span><text:span text:style-name="T16_21">doivent</text:span><text:span text:style-name="T16_22"><text:s/></text:span><text:span text:style-name="T16_23">se</text:span><text:span text:style-name="T16_24"><text:s/></text:span><text:span text:style-name="T16_25">terminer</text:span><text:span text:style-name="T16_26"><text:s/></text:span><text:span text:style-name="T16_27">avant</text:span><text:span text:style-name="T16_28"><text:s/></text:span><text:span text:style-name="T16_29">la</text:span><text:span text:style-name="T16_30"><text:s/></text:span><text:span text:style-name="T16_31">fin</text:span><text:span text:style-name="T16_32"><text:s/></text:span><text:span text:style-name="T16_33">de</text:span><text:span text:style-name="T16_34"><text:s/></text:span><text:span text:style-name="T16_35">la</text:span><text:span text:style-name="T16_36"><text:s/></text:span><text:span text:style-name="T16_37">nuit</text:span><text:span text:style-name="T16_38"><text:s/></text:span><text:span text:style-name="T16_39">de</text:span><text:span text:style-name="T16_40"><text:s/></text:span><text:span text:style-name="T16_41">l</text:span><text:span text:style-name="T16_42">’</text:span><text:span text:style-name="T16_43">info</text:span><text:span text:style-name="T16_44">,<text:s/></text:span><text:span text:style-name="T16_45">le</text:span><text:span text:style-name="T16_46"><text:s/>06/12/2013<text:s/></text:span><text:span text:style-name="T16_47">à</text:span><text:span text:style-name="T16_48"><text:s/>8</text:span><text:span text:style-name="T16_49">h</text:span><text:span text:style-name="T16_50">.</text:span></text:p>
      <text:h text:style-name="P17" text:outline-level="10"><text:bookmark-start text:name="h.certxhyzakbz"/><text:bookmark-end text:name="h.certxhyzakbz"/></text:h>
      <text:h text:style-name="P18" text:outline-level="10"><text:bookmark-start text:name="h.gnrsl2tq2zrc"/><text:bookmark-end text:name="h.gnrsl2tq2zrc"/><text:bookmark-start text:name="h.lnl9hgyz8l30"/><text:bookmark-end text:name="h.lnl9hgyz8l30"/><text:span text:style-name="T18_1">Site</text:span></text:h>
      <text:h text:style-name="P19" text:outline-level="10"><text:bookmark-start text:name="h.a3dby4bd89zl"/><text:bookmark-end text:name="h.a3dby4bd89zl"/><text:span text:style-name="T19_1"><text:tab/></text:span><text:span text:style-name="T19_2">Charte</text:span><text:span text:style-name="T19_3"><text:s/></text:span><text:span text:style-name="T19_4">Graphique</text:span></text:h>
      <text:p text:style-name="P20"><text:span text:style-name="T20_1">couleurs</text:span><text:span text:style-name="T20_2"><text:s/></text:span><text:span text:style-name="T20_3">vives</text:span><text:span text:style-name="T20_4">,<text:s/></text:span><text:span text:style-name="T20_5">arcs</text:span><text:span text:style-name="T20_6"><text:s/></text:span><text:span text:style-name="T20_7">en</text:span><text:span text:style-name="T20_8"><text:s/></text:span><text:span text:style-name="T20_9">ciels</text:span><text:span text:style-name="T20_10">.</text:span></text:p>
      <text:h text:style-name="P21" text:outline-level="10"><text:bookmark-start text:name="h.nyors17b54sd"/><text:bookmark-end text:name="h.nyors17b54sd"/><text:span text:style-name="T21_1"><text:tab/></text:span><text:span text:style-name="T21_2">Structure</text:span><text:span text:style-name="T21_3"><text:s/></text:span><text:span text:style-name="T21_4">des</text:span><text:span text:style-name="T21_5"><text:s/></text:span><text:span text:style-name="T21_6">pages</text:span></text:h>
      <text:p text:style-name="P22"><text:span text:style-name="T22_1">Toutes</text:span><text:span text:style-name="T22_2"><text:s/></text:span><text:span text:style-name="T22_3">les</text:span><text:span text:style-name="T22_4"><text:s/></text:span><text:span text:style-name="T22_5">pages</text:span><text:span text:style-name="T22_6"><text:s/></text:span><text:span text:style-name="T22_7">sont</text:span><text:span text:style-name="T22_8"><text:s/></text:span><text:span text:style-name="T22_9">constituées</text:span><text:span text:style-name="T22_10"><text:s/></text:span><text:span text:style-name="T22_11">de</text:span><text:span text:style-name="T22_12"><text:s/></text:span><text:span text:style-name="T22_13">quatre</text:span><text:span text:style-name="T22_14"><text:s/></text:span><text:span text:style-name="T22_15">éléments</text:span><text:span text:style-name="T22_16"><text:s/>:</text:span></text:p>
      <text:h text:style-name="P23" text:outline-level="10"><text:bookmark-start text:name="h.y6q2bhelhoq8"/><text:bookmark-end text:name="h.y6q2bhelhoq8"/><text:span text:style-name="T23_1"><text:tab/><text:tab/></text:span><text:span text:style-name="T23_2">Header</text:span></text:h>
      <text:p text:style-name="P24"><text:span text:style-name="T24_1">Élément</text:span><text:span text:style-name="T24_2"><text:s/></text:span><text:span text:style-name="T24_3">positionné</text:span><text:span text:style-name="T24_4"><text:s/></text:span><text:span text:style-name="T24_5">en</text:span><text:span text:style-name="T24_6"><text:s/></text:span><text:span text:style-name="T24_7">haut</text:span><text:span text:style-name="T24_8"><text:s/></text:span><text:span text:style-name="T24_9">de</text:span><text:span text:style-name="T24_10"><text:s/></text:span><text:span text:style-name="T24_11">la</text:span><text:span text:style-name="T24_12"><text:s/></text:span><text:span text:style-name="T24_13">page</text:span><text:span text:style-name="T24_14"><text:s/></text:span><text:span text:style-name="T24_15">et</text:span><text:span text:style-name="T24_16"><text:s/></text:span><text:span text:style-name="T24_17">contenant</text:span><text:span text:style-name="T24_18"><text:s/></text:span><text:span text:style-name="T24_19">le</text:span><text:span text:style-name="T24_20"><text:s/></text:span><text:span text:style-name="T24_21">logo</text:span><text:span text:style-name="T24_22">.</text:span></text:p>
      <text:h text:style-name="P25" text:outline-level="10"><text:bookmark-start text:name="h.9kr7ftccwhq6"/><text:bookmark-end text:name="h.9kr7ftccwhq6"/><text:span text:style-name="T25_1"><text:tab/><text:tab/></text:span><text:span text:style-name="T25_2">Menu</text:span></text:h>
      <text:p text:style-name="P26"><text:span text:style-name="T26_1">Le</text:span><text:span text:style-name="T26_2"><text:s/></text:span><text:span text:style-name="T26_3">menu</text:span><text:span text:style-name="T26_4"><text:s/></text:span><text:span text:style-name="T26_5">contient</text:span><text:span text:style-name="T26_6"><text:s/></text:span><text:span text:style-name="T26_7">les</text:span><text:span text:style-name="T26_8"><text:s/></text:span><text:span text:style-name="T26_9">liens</text:span><text:span text:style-name="T26_10"><text:s/></text:span><text:span text:style-name="T26_11">vers</text:span><text:span text:style-name="T26_12"><text:s/></text:span><text:span text:style-name="T26_13">les</text:span><text:span text:style-name="T26_14"><text:s/></text:span><text:span text:style-name="T26_15">différentes</text:span><text:span text:style-name="T26_16"><text:s/></text:span><text:span text:style-name="T26_17">page</text:span><text:span text:style-name="T26_18"><text:s/></text:span><text:span text:style-name="T26_19">du</text:span><text:span text:style-name="T26_20"><text:s/></text:span><text:span text:style-name="T26_21">site</text:span><text:span text:style-name="T26_22">.</text:span></text:p>
      <text:h text:style-name="P27" text:outline-level="10"><text:bookmark-start text:name="h.iqon379c5624"/><text:bookmark-end text:name="h.iqon379c5624"/><text:span text:style-name="T27_1"><text:tab/><text:tab/></text:span><text:span text:style-name="T27_2">Contenu</text:span></text:h>
      <text:p text:style-name="P28"><text:span text:style-name="T28_1">Le</text:span><text:span text:style-name="T28_2"><text:s/></text:span><text:span text:style-name="T28_3">contenu</text:span><text:span text:style-name="T28_4"><text:s/></text:span><text:span text:style-name="T28_5">varie</text:span><text:span text:style-name="T28_6"><text:s/></text:span><text:span text:style-name="T28_7">selon</text:span><text:span text:style-name="T28_8"><text:s/></text:span><text:span text:style-name="T28_9">la</text:span><text:span text:style-name="T28_10"><text:s/></text:span><text:span text:style-name="T28_11">page</text:span><text:span text:style-name="T28_12"><text:s/></text:span><text:span text:style-name="T28_13">sur</text:span><text:span text:style-name="T28_14"><text:s/></text:span><text:span text:style-name="T28_15">laquelle</text:span><text:span text:style-name="T28_16"><text:s/></text:span><text:span text:style-name="T28_17">l</text:span><text:span text:style-name="T28_18">’</text:span><text:span text:style-name="T28_19">utilisateur</text:span><text:span text:style-name="T28_20"><text:s/></text:span><text:span text:style-name="T28_21">se</text:span><text:span text:style-name="T28_22"><text:s/></text:span><text:span text:style-name="T28_23">trouve</text:span><text:span text:style-name="T28_24">.</text:span></text:p>
      <text:h text:style-name="P29" text:outline-level="10"><text:bookmark-start text:name="h.wyxpjuhbnzbb"/><text:bookmark-end text:name="h.wyxpjuhbnzbb"/><text:span text:style-name="T29_1"><text:tab/><text:tab/></text:span><text:span text:style-name="T29_2">Footer</text:span></text:h>
      <text:p text:style-name="P30"><text:span text:style-name="T30_1">Le</text:span><text:span text:style-name="T30_2"><text:s/></text:span><text:span text:style-name="T30_3">footer</text:span><text:span text:style-name="T30_4"><text:s/></text:span><text:span text:style-name="T30_5">contient</text:span><text:span text:style-name="T30_6"><text:s/>:<text:s/></text:span></text:p>
      <text:p text:style-name="P31"><text:span text:style-name="T31_1">-<text:s/></text:span><text:span text:style-name="T31_2">Le</text:span><text:span text:style-name="T31_3"><text:s/></text:span><text:span text:style-name="T31_4">plan</text:span><text:span text:style-name="T31_5"><text:s/></text:span><text:span text:style-name="T31_6">du</text:span><text:span text:style-name="T31_7"><text:s/></text:span><text:span text:style-name="T31_8">site</text:span></text:p>
      <text:p text:style-name="P32"><text:span text:style-name="T32_1">-<text:s/></text:span><text:span text:style-name="T32_2">Un</text:span><text:span text:style-name="T32_3"><text:s/></text:span><text:span text:style-name="T32_4">lien</text:span><text:span text:style-name="T32_5"><text:s/></text:span><text:span text:style-name="T32_6">vers</text:span><text:span text:style-name="T32_7"><text:s/></text:span><text:span text:style-name="T32_8">la</text:span><text:span text:style-name="T32_9"><text:s/></text:span><text:span text:style-name="T32_10">FAQ</text:span></text:p>
      <text:p text:style-name="P33"><text:span text:style-name="T33_1">-<text:s/></text:span><text:span text:style-name="T33_2">Les</text:span><text:span text:style-name="T33_3"><text:s/></text:span><text:span text:style-name="T33_4">liens</text:span><text:span text:style-name="T33_5"><text:s/></text:span><text:span text:style-name="T33_6">vers</text:span><text:span text:style-name="T33_7"><text:s/></text:span><text:span text:style-name="T33_8">les</text:span><text:span text:style-name="T33_9"><text:s/></text:span><text:span text:style-name="T33_10">réseaux</text:span><text:span text:style-name="T33_11"><text:s/></text:span><text:span text:style-name="T33_12">sociaux</text:span><text:span text:style-name="T33_13"><text:s/></text:span></text:p>
      <text:p text:style-name="P34"><text:span text:style-name="T34_1">-<text:s/></text:span><text:span text:style-name="T34_2">Le</text:span><text:span text:style-name="T34_3"><text:s/></text:span><text:span text:style-name="T34_4">copyright</text:span><text:span text:style-name="T34_5"><text:s/></text:span></text:p>
      <text:h text:style-name="P35" text:outline-level="10"><text:bookmark-start text:name="h.vett46e1t6y1"/><text:bookmark-end text:name="h.vett46e1t6y1"/><text:span text:style-name="T35_1">Back</text:span><text:span text:style-name="T35_2"><text:s/></text:span><text:span text:style-name="T35_3">office</text:span></text:h>
      <text:p text:style-name="P36"/>
      <text:p text:style-name="P37"><text:span text:style-name="T37_1">Le</text:span><text:span text:style-name="T37_2"><text:s/></text:span><text:span text:style-name="T37_3">site</text:span><text:span text:style-name="T37_4"><text:s/></text:span><text:span text:style-name="T37_5">permet</text:span><text:span text:style-name="T37_6"><text:s/></text:span><text:span text:style-name="T37_7">l</text:span><text:span text:style-name="T37_8">’</text:span><text:span text:style-name="T37_9">acces</text:span><text:span text:style-name="T37_10"><text:s/></text:span><text:span text:style-name="T37_11">au</text:span><text:span text:style-name="T37_12"><text:s/></text:span><text:span text:style-name="T37_13">back</text:span><text:span text:style-name="T37_14"><text:s/></text:span><text:span text:style-name="T37_15">office</text:span><text:span text:style-name="T37_16">,<text:s/></text:span></text:p>
      <text:p text:style-name="P38"/>
      <text:h text:style-name="P39" text:outline-level="10"><text:bookmark-start text:name="h.869i4sig5wri"/><text:bookmark-end text:name="h.869i4sig5wri"/><text:span text:style-name="T39_1">Application</text:span><text:span text:style-name="T39_2"><text:s/></text:span><text:span text:style-name="T39_3">mobile</text:span><text:span text:style-name="T39_4"><text:s/></text:span></text:h>
      <text:h text:style-name="P40" text:outline-level="10"><text:bookmark-start text:name="h.uarx7zjw6z"/><text:bookmark-end text:name="h.uarx7zjw6z"/><text:span text:style-name="T40_1"><text:tab/></text:span><text:span text:style-name="T40_2">Charte</text:span><text:span text:style-name="T40_3"><text:s/></text:span><text:span text:style-name="T40_4">Graphique</text:span></text:h>
      <text:p text:style-name="P41"><text:span text:style-name="T41_1">couleurs</text:span><text:span text:style-name="T41_2"><text:s/></text:span><text:span text:style-name="T41_3">vives</text:span><text:span text:style-name="T41_4">,<text:s/></text:span><text:span text:style-name="T41_5">arcs</text:span><text:span text:style-name="T41_6"><text:s/></text:span><text:span text:style-name="T41_7">en</text:span><text:span text:style-name="T41_8"><text:s/></text:span><text:span text:style-name="T41_9">ciels</text:span><text:span text:style-name="T41_10">.</text:span></text:p>
      <text:h text:style-name="P42" text:outline-level="10"><text:bookmark-start text:name="h.3ztp4inu1z3w"/><text:bookmark-end text:name="h.3ztp4inu1z3w"/><text:span text:style-name="T42_1"><text:tab/></text:span><text:span text:style-name="T42_2">Structure</text:span><text:span text:style-name="T42_3"><text:s/></text:span><text:span text:style-name="T42_4">des</text:span><text:span text:style-name="T42_5"><text:s/></text:span><text:span text:style-name="T42_6">vues</text:span></text:h>
      <text:p text:style-name="P43"><text:span text:style-name="T43_1">maquettes</text:span><text:span text:style-name="T43_2"><text:s/>[</text:span><text:span text:style-name="T43_3">here</text:span><text:span text:style-name="T43_4">]</text:span></text:p>
      <text:p text:style-name="P44"/>
      <text:p text:style-name="P45"/>
      <text:p text:style-name="P46"/>
      <text:p text:style-name="P47"><text:span text:style-name="T47_1">Web</text:span><text:span text:style-name="T47_2">Service</text:span></text:p>
      <text:p text:style-name="P48"/>
      <text:p text:style-name="P49"><text:span text:style-name="T49_1">Les</text:span><text:span text:style-name="T49_2"><text:s/></text:span><text:span text:style-name="T49_3">besoins</text:span><text:span text:style-name="T49_4"><text:s/></text:span><text:span text:style-name="T49_5">au</text:span><text:span text:style-name="T49_6"><text:s/></text:span><text:span text:style-name="T49_7">niveau</text:span><text:span text:style-name="T49_8"><text:s/></text:span><text:span text:style-name="T49_9">de</text:span><text:span text:style-name="T49_10"><text:s/></text:span><text:span text:style-name="T49_11">données</text:span><text:span text:style-name="T49_12"><text:s/></text:span><text:span text:style-name="T49_13">étant</text:span><text:span text:style-name="T49_14"><text:s/></text:span><text:span text:style-name="T49_15">les</text:span><text:span text:style-name="T49_16"><text:s/></text:span><text:span text:style-name="T49_17">mêmes</text:span><text:span text:style-name="T49_18"><text:s/></text:span><text:span text:style-name="T49_19">pour</text:span><text:span text:style-name="T49_20"><text:s/></text:span><text:span text:style-name="T49_21">l</text:span><text:span text:style-name="T49_22">’</text:span><text:span text:style-name="T49_23">application</text:span><text:span text:style-name="T49_24"><text:s/></text:span><text:span text:style-name="T49_25">mobile</text:span><text:span text:style-name="T49_26"><text:s/></text:span><text:span text:style-name="T49_27">et</text:span><text:span text:style-name="T49_28"><text:s/></text:span><text:span text:style-name="T49_29">pour</text:span><text:span text:style-name="T49_30"><text:s/></text:span><text:span text:style-name="T49_31">le</text:span><text:span text:style-name="T49_32"><text:s/></text:span><text:span text:style-name="T49_33">site</text:span><text:span text:style-name="T49_34"><text:s/></text:span><text:span text:style-name="T49_35">web</text:span><text:span text:style-name="T49_36">,<text:s/></text:span></text:p>
      <text:p text:style-name="P50"><text:span text:style-name="T50_1">un</text:span><text:span text:style-name="T50_2"><text:s/></text:span><text:span text:style-name="T50_3">WebService</text:span><text:span text:style-name="T50_4"><text:s/></text:span><text:span text:style-name="T50_5">fera</text:span><text:span text:style-name="T50_6"><text:s/></text:span><text:span text:style-name="T50_7">la</text:span><text:span text:style-name="T50_8"><text:s/></text:span><text:span text:style-name="T50_9">liaison</text:span><text:span text:style-name="T50_10"><text:s/></text:span><text:span text:style-name="T50_11">entre</text:span><text:span text:style-name="T50_12"><text:s/></text:span><text:span text:style-name="T50_13">les</text:span><text:span text:style-name="T50_14"><text:s/></text:span><text:span text:style-name="T50_15">interfaces</text:span><text:span text:style-name="T50_16"><text:s/></text:span><text:span text:style-name="T50_17">et</text:span><text:span text:style-name="T50_18"><text:s/></text:span><text:span text:style-name="T50_19">la</text:span><text:span text:style-name="T50_20"><text:s/></text:span><text:span text:style-name="T50_21">base</text:span><text:span text:style-name="T50_22"><text:s/></text:span><text:span text:style-name="T50_23">de</text:span><text:span text:style-name="T50_24"><text:s/></text:span><text:span text:style-name="T50_25">données</text:span><text:span text:style-name="T50_26">.</text:span></text:p>
      <text:p text:style-name="P51"/>
      <text:p text:style-name="P52"><text:span text:style-name="T52_1"><text:s/></text:span></text:p>
      <text:p text:style-name="P5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